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de59" draw:textarea-horizontal-align="justify" draw:textarea-vertical-align="middle" draw:auto-grow-height="false" fo:min-height="1.655cm" fo:min-width="3.691cm"/>
      <style:paragraph-properties style:writing-mode="lr-tb"/>
    </style:style>
    <style:style style:name="gr2" style:family="graphic" style:parent-style-name="standard">
      <style:graphic-properties svg:stroke-color="#000000" draw:fill-color="#ffde59" draw:textarea-horizontal-align="justify" draw:textarea-vertical-align="middle" draw:auto-grow-height="false" fo:min-height="1.655cm" fo:min-width="5.342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528cm" fo:min-width="0.072cm"/>
    </style:style>
    <style:style style:name="gr4" style:family="graphic" style:parent-style-name="standard">
      <style:graphic-properties draw:stroke="none" svg:stroke-color="#000000" draw:fill="none" draw:fill-color="#ffffff" fo:min-height="6.48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78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de59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191cm" svg:height="1.905cm" svg:x="8.112cm" svg:y="1.762cm">
          <text:p text:style-name="P1">modul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842cm" svg:height="1.905cm" svg:x="1.889cm" svg:y="6.334cm">
          <text:p text:style-name="P1">module_dynamik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191cm" svg:height="1.905cm" svg:x="12.303cm" svg:y="6.334cm">
          <text:p text:style-name="P1">modul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43cm" svg:height="2.032cm" draw:transform="rotate (-0.743161195499186) translate (7.836cm 3.8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1.143cm" svg:height="2.032cm" draw:transform="rotate (0.742463063798388) translate (11.668cm 4.7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3" draw:layer="layout" svg:width="5.842cm" svg:height="6.731cm" svg:x="1.889cm" svg:y="8.366cm">
          <draw:text-box>
            <text:p><text:span text:style-name="T1">Kanten stauchen unter Druck und dehnen sich unter Zug. Das resultierende Gerüst wird mittels Konvergenz der dynamischen Bewegungen bzw. Schwingungen der Punkte im elastischen Gitter berechnet.</text:span></text:p>
          </draw:text-box>
        </draw:frame>
        <draw:frame draw:style-name="gr5" draw:text-style-name="P5" draw:layer="layout" svg:width="6.985cm" svg:height="2.471cm" svg:x="12.811cm" svg:y="1.567cm">
          <draw:text-box>
            <text:p text:style-name="P4"><text:span text:style-name="T1">Eine plausible Verteilung der Kräfte wird mittels eines Least-Squares-Verfahrens ermittelt.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36.093000000</meta:creation-date>
    <meta:generator>LibreOffice/7.0.1.2$Windows_X86_64 LibreOffice_project/7cbcfc562f6eb6708b5ff7d7397325de9e764452</meta:generator>
    <dc:date>2022-04-26T16:28:43.662000000</dc:date>
    <meta:editing-duration>PT1M3S</meta:editing-duration>
    <meta:editing-cycles>2</meta:editing-cycles>
    <meta:document-statistic meta:object-count="7"/>
  </office:meta>
</office:document-meta>
</file>